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Typescript è un linguaggio di programmazione open-source basato su JavaScript.</text:p>
      <text:p text:style-name="Text_20_body">Si chiama “super-set” del linguaggio JS perché lo arricchisce di nuove funzionalità come la tipizzazione statica e controllo errori intelligente. Non appena il processo di sviluppo è completato, viene compilato in JS per essere dato in pasto a qualsiasi browser o ambiente NodeJS.</text:p>
      <text:p text:style-name="Text_20_body">È specialmente utile su applicazioni di larga scala perché usando TypeScript si può evitare di perdere traccia di come sono strutturati i dati e si è “forzati” ad adottare le “good practice” proprie di un linguaggio performante e pulito.</text:p>
      <text:h text:style-name="Heading_20_2" text:outline-level="2">TypeScript Setup</text:h>
      <text:p text:style-name="Text_20_body">Ti consiglio di installare TypeScript via <text:a xlink:type="simple" xlink:href="https://www.npmjs.com/package/typescript" text:style-name="Internet_20_link" text:visited-style-name="Visited_20_Internet_20_Link">npm</text:a>, usando il flag -g:</text:p>
      <text:p text:style-name="Text_20_body">npm install -g typescript</text:p>
      <text:p text:style-name="Text_20_body">Questo farà sì che TypeScript venga installato globalmente sul tuo sistema, permettendoti di usare il comando tsc su qualunque progetto futuro.</text:p>
      <text:h text:style-name="Heading_20_2" text:outline-level="2">Il compiler TypeScript (tsc)</text:h>
      <text:p text:style-name="Text_20_body">Quando crei i tuoi file TypeScript (con un’estensione .ts) puoi compilarli in normale JS invocando il compilatore TypeScript con il comando:</text:p>
      <text:p text:style-name="Text_20_body">tsc &lt;put-file-path-here&gt;</text:p>
      <text:p text:style-name="Text_20_body">Questo genererà il file .js con lo stesso nome, contenente il codice compilato. Questo file è ora pronto per essere interpretato dal browser o da NodeJS.</text:p>
      <text:p text:style-name="Text_20_body">Se vuoi che vengano automaticamente generati i file .js del tuo codice ad ogni salvataggio, puoi lasciare il processo tsc attivo fornendo un parametro per farne il controllo (“watch”) costante:</text:p>
      <text:p text:style-name="Text_20_body">tsc &lt;put-file-path-here&gt; -w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5S</meta:editing-duration>
    <meta:editing-cycles>3</meta:editing-cycles>
    <meta:generator>OpenOffice/4.1.15$Win32 OpenOffice.org_project/4115m2$Build-9813</meta:generator>
    <dc:date>2024-09-13T12:58:48.85</dc:date>
    <meta:document-statistic meta:table-count="0" meta:image-count="0" meta:object-count="0" meta:page-count="1" meta:paragraph-count="13" meta:word-count="216" meta:character-count="1409"/>
    <dc:creator>manuel barone</dc:creator>
    <meta:user-defined meta:name="Info 1"/>
    <meta:user-defined meta:name="Info 2"/>
    <meta:user-defined meta:name="Info 3"/>
    <meta:user-defined meta:name="Info 4"/>
  </office:meta>
</office:document-meta>
</file>